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aca3" officeooo:paragraph-rsid="001caca3"/>
    </style:style>
    <style:style style:name="P2" style:family="paragraph" style:parent-style-name="Standard">
      <style:text-properties fo:font-weight="bold" officeooo:rsid="001caca3" officeooo:paragraph-rsid="001caca3" style:font-weight-asian="bold" style:font-weight-complex="bold"/>
    </style:style>
    <style:style style:name="P3" style:family="paragraph" style:parent-style-name="Standard">
      <style:text-properties fo:font-weight="bold" officeooo:rsid="001dd311" officeooo:paragraph-rsid="001dd311" style:font-weight-asian="bold" style:font-weight-complex="bold"/>
    </style:style>
    <style:style style:name="P4" style:family="paragraph" style:parent-style-name="Standard">
      <style:text-properties fo:font-weight="bold" officeooo:rsid="001dd311" officeooo:paragraph-rsid="001e966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caca3" officeooo:paragraph-rsid="001caca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d311" style:font-weight-asian="normal" style:font-weight-complex="normal"/>
    </style:style>
    <style:style style:name="T3" style:family="text">
      <style:text-properties fo:font-weight="normal" officeooo:rsid="001e966a" style:font-weight-asian="normal" style:font-weight-complex="normal"/>
    </style:style>
    <style:style style:name="T4" style:family="text">
      <style:text-properties fo:font-weight="normal" officeooo:rsid="001f90aa" style:font-weight-asian="normal" style:font-weight-complex="normal"/>
    </style:style>
    <style:style style:name="T5" style:family="text">
      <style:text-properties fo:font-weight="normal" officeooo:rsid="0020cac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ena Bales and Josh Bowen</text:p>
      <text:p text:style-name="P1">01/11/2016</text:p>
      <text:p text:style-name="P1"/>
      <text:p text:style-name="P2">CS325 – Analysis of Algorithms – Group Assignment 1</text:p>
      <text:p text:style-name="P2"/>
      <text:p text:style-name="P5">Pseudocode</text:p>
      <text:p text:style-name="P2"/>
      <text:p text:style-name="P2"><text:span text:style-name="T1">Algorithm 1 – Enumeration:</text:span></text:p>
      <text:p text:style-name="P2"><text:span text:style-name="T1">sum is an integer</text:span></text:p>
      <text:p text:style-name="P2"><text:span text:style-name="T1">maxsum is an integer</text:span></text:p>
      <text:p text:style-name="P2"><text:span text:style-name="T1">a is an array with n+1 entries</text:span></text:p>
      <text:p text:style-name="P2"/>
      <text:p text:style-name="P2"><text:span text:style-name="T1">maxsum = 0</text:span></text:p>
      <text:p text:style-name="P2"><text:span text:style-name="T1">for i from 0 to (n-1) do</text:span></text:p>
      <text:p text:style-name="P2"><text:span text:style-name="T1"><text:tab/>for j from 1 to n do</text:span></text:p>
      <text:p text:style-name="P2"><text:span text:style-name="T1"><text:tab/><text:tab/>sum = 0</text:span></text:p>
      <text:p text:style-name="P2"><text:span text:style-name="T1"><text:tab/><text:tab/>for k from i to j do</text:span></text:p>
      <text:p text:style-name="P2"><text:span text:style-name="T1"><text:tab/><text:tab/><text:tab/>sum += a[k]</text:span></text:p>
      <text:p text:style-name="P2"><text:span text:style-name="T1"><text:tab/><text:tab/>if sum &gt; maxsum</text:span></text:p>
      <text:p text:style-name="P2"><text:span text:style-name="T1"><text:tab/><text:tab/><text:tab/>maxsum = sum</text:span></text:p>
      <text:p text:style-name="P2"/>
      <text:p text:style-name="P2"/>
      <text:p text:style-name="P2"><text:span text:style-name="T1">Algorithm 2 – Better Enumeration:</text:span></text:p>
      <text:p text:style-name="P2"><text:span text:style-name="T1">sum is an integer</text:span></text:p>
      <text:p text:style-name="P2"><text:span text:style-name="T1">maxsum is an integer</text:span></text:p>
      <text:p text:style-name="P2"><text:span text:style-name="T1">a is an array with n+1 entries</text:span></text:p>
      <text:p text:style-name="P2"/>
      <text:p text:style-name="P2"><text:span text:style-name="T1">sum = 0</text:span></text:p>
      <text:p text:style-name="P2"><text:span text:style-name="T1">maxsum = 0</text:span></text:p>
      <text:p text:style-name="P2"><text:span text:style-name="T1">for j from </text:span><text:span text:style-name="T5">1</text:span><text:span text:style-name="T1"> to </text:span><text:span text:style-name="T2">length(a)</text:span><text:span text:style-name="T1"> do</text:span></text:p>
      <text:p text:style-name="P2"><text:span text:style-name="T1"><text:tab/></text:span><text:span text:style-name="T2">sum = 0</text:span></text:p>
      <text:p text:style-name="P2"><text:span text:style-name="T2"><text:tab/>for i from 0 to j do</text:span></text:p>
      <text:p text:style-name="P2"><text:span text:style-name="T1"><text:tab/><text:tab/>sum += a[</text:span><text:span text:style-name="T2">i</text:span><text:span text:style-name="T1">]</text:span></text:p>
      <text:p text:style-name="P2"><text:span text:style-name="T1"><text:tab/><text:tab/></text:span><text:span text:style-name="T2">if sum &gt; maxsum</text:span></text:p>
      <text:p text:style-name="P2"><text:span text:style-name="T2"><text:tab/><text:tab/><text:tab/>maxsum = sum</text:span></text:p>
      <text:p text:style-name="P2"><text:span text:style-name="T2"><text:tab/>for i from 0 to j</text:span></text:p>
      <text:p text:style-name="P2"><text:span text:style-name="T2"><text:tab/><text:tab/>sum -= a[i]</text:span></text:p>
      <text:p text:style-name="P2"><text:span text:style-name="T2"><text:tab/><text:tab/>if sum &gt; maxsum</text:span></text:p>
      <text:p text:style-name="P2"><text:span text:style-name="T2"><text:tab/><text:tab/><text:tab/>maxsum = sum</text:span></text:p>
      <text:p text:style-name="P2"/>
      <text:p text:style-name="P2"/>
      <text:p text:style-name="P3"><text:span text:style-name="T1">Algorithm 3 – Dynamic Programming</text:span></text:p>
      <text:p text:style-name="P3"><text:span text:style-name="T1">a is an array with n entries</text:span></text:p>
      <text:p text:style-name="P3"><text:span text:style-name="T1">maxsub is an integer</text:span></text:p>
      <text:p text:style-name="P3"><text:span text:style-name="T1">maxsuf is an integer</text:span></text:p>
      <text:p text:style-name="P3"/>
      <text:p text:style-name="P3"><text:span text:style-name="T1">maxsub = 0</text:span></text:p>
      <text:p text:style-name="P3"><text:span text:style-name="T1">maxsuf = 0</text:span></text:p>
      <text:p text:style-name="P3"><text:span text:style-name="T1">for i from </text:span><text:span text:style-name="T4">1</text:span><text:span text:style-name="T1"> </text:span><text:span text:style-name="T3">to length(a) do</text:span></text:p>
      <text:p text:style-name="P3"><text:soft-page-break/><text:span text:style-name="T3"><text:tab/>if maxsuf + a[i] &gt; 0</text:span></text:p>
      <text:p text:style-name="P3"><text:span text:style-name="T3"><text:tab/><text:tab/>maxsuf += a[i]</text:span></text:p>
      <text:p text:style-name="P3"><text:span text:style-name="T3"><text:tab/>else</text:span></text:p>
      <text:p text:style-name="P3"><text:span text:style-name="T3"><text:tab/><text:tab/>maxsuf = 0</text:span></text:p>
      <text:p text:style-name="P4"><text:span text:style-name="T3"><text:tab/>if maxsub &lt; maxsuf</text:span></text:p>
      <text:p text:style-name="P4"><text:span text:style-name="T3"><text:tab/><text:tab/>maxsub = maxsuf</text:span></text:p>
      <text:p text:style-name="P4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Bales</meta:initial-creator>
    <meta:creation-date>2016-01-11T17:09:46.812723369</meta:creation-date>
    <dc:date>2016-01-12T13:02:57.195821916</dc:date>
    <dc:creator>Helena Bales</dc:creator>
    <meta:editing-duration>PT19H22M3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189" meta:character-count="844" meta:non-whitespace-character-count="656"/>
  </office:meta>
</office:document-meta>
</file>